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609cm" fo:margin-right="0cm" fo:text-align="justify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P12" style:family="paragraph" style:parent-style-name="Standard" style:list-style-name="L3">
      <style:paragraph-properties fo:text-align="justify" style:justify-single-word="false"/>
    </style:style>
    <style:style style:name="P13" style:family="paragraph" style:parent-style-name="Standard" style:list-style-name="L4">
      <style:paragraph-properties fo:text-align="justify" style:justify-single-word="false"/>
    </style:style>
    <style:style style:name="P14" style:family="paragraph" style:parent-style-name="Standard" style:list-style-name="L5">
      <style:paragraph-properties fo:text-align="justify" style:justify-single-word="false"/>
    </style:style>
    <style:style style:name="P15" style:family="paragraph" style:parent-style-name="Standard" style:list-style-name="L6">
      <style:paragraph-properties fo:text-align="justify" style:justify-single-word="false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color="#8000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/>
    </style:style>
    <text:list-style style:name="L1">
      <text:list-level-style-number text:level="1" text:style-name="WW_5f_CharLFO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6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ISTORIA DE USUARIO</text:p>
      <text:p text:style-name="P1"/>
      <text:p text:style-name="P4"><text:span text:style-name="Fuente_20_de_20_párrafo_20_predeter."><text:span text:style-name="T2">1-BUSCAR</text:span></text:span>: Como usuario, quiero poder buscar a uno de mis pacientes en la agenda yendo directo al nombre.</text:p>
      <text:p text:style-name="P4"/>
      <text:p text:style-name="P4">Id: 1-Buscar.</text:p>
      <text:p text:style-name="P4">Prioridad: 3</text:p>
      <text:p text:style-name="P4">Dependiente de: 3-Insertar, 4-Modificar, 5-Borrar.</text:p>
      <text:p text:style-name="P4"/>
      <text:p text:style-name="P4">* Buscar un paciente inexistente, saltando un mensaje de error.</text:p>
      <text:p text:style-name="P4">* Cuando inserte un usuario debe aparecer en la búsqueda.</text:p>
      <text:p text:style-name="P4">* Buscar un paciente borrado, saltando un mensaje de error.</text:p>
      <text:p text:style-name="P4"/>
      <text:p text:style-name="P4"><text:span text:style-name="Fuente_20_de_20_párrafo_20_predeter."><text:span text:style-name="T2">2-ORDENAR</text:span></text:span>: Yo como usuario, deseo tener la lista de mis pacientes ordenada alfabéticamente de A a Z o de Z a A, según lo elija.</text:p>
      <text:p text:style-name="P4"/>
      <text:p text:style-name="P4">Id: 2-Ordenar.</text:p>
      <text:p text:style-name="P4">Prioridad: 2</text:p>
      <text:p text:style-name="P4">Dependiente de: 3-Insertar.</text:p>
      <text:p text:style-name="P4"/>
      <text:p text:style-name="P4">* Si no se elige como obtener la lista, por defecto será de A a Z.</text:p>
      <text:p text:style-name="P4">* Si hay dos personas con el mismo apellido, se ordenara según el segundo apellido, en caso de ser este también el mismo, se ordenarán según el nombre.</text:p>
      <text:p text:style-name="P4"/>
      <text:p text:style-name="P4"><text:span text:style-name="Fuente_20_de_20_párrafo_20_predeter."><text:span text:style-name="T1">3-INSERTAR</text:span></text:span>: Como usuario, necesito poder insertar nuevos paciente rellenando sus datos.</text:p>
      <text:p text:style-name="P4"/>
      <text:p text:style-name="P4">Id: 3-Insertar.</text:p>
      <text:p text:style-name="P4">Prioridad: 1</text:p>
      <text:p text:style-name="P4">Dependiente de: 1-Buscar.</text:p>
      <text:p text:style-name="P4"/>
      <text:p text:style-name="P4">* Evitar la introducción de caracteres erróneos, en caso de que esto ocurra se mostrará un mensaje de error.</text:p>
      <text:p text:style-name="P4">* Al insertar un nuevo paciente, deberá comprobarse que no exista en la agenda, en caso contrarío no lo incluirá, mostrando un mensaje informativo.</text:p>
      <text:p text:style-name="P4">* En la introducción de un nuevo paciente, se llamará a la función de ordenación para situarlo adecuadamente en la agenda.</text:p>
      <text:p text:style-name="P4">* Cuando se inserte un usuario este debe aparecer en la búsqueda.</text:p>
      <text:p text:style-name="P4"/>
      <text:p text:style-name="P4"><text:span text:style-name="Fuente_20_de_20_párrafo_20_predeter."><text:span text:style-name="T2">4-MODIFICAR</text:span></text:span><text:span text:style-name="Fuente_20_de_20_párrafo_20_predeter."><text:span text:style-name="T3">: Como usuario necesito la capacidad de poder modificar los datos de los pacientes actuales.</text:span></text:span></text:p>
      <text:p text:style-name="P5"/>
      <text:p text:style-name="P5">Id: 4-Modificar.</text:p>
      <text:p text:style-name="P5">Prioridad: 2</text:p>
      <text:p text:style-name="P5">Dependiente de: 1-Buscar, 3-Insertar.</text:p>
      <text:p text:style-name="P5"/>
      <text:p text:style-name="P4">* Al modificar un paciente, deberá comprobar la existencia de éste, en caso contrario no lo modificará nada, mostrando un mensaje de error.</text:p>
      <text:p text:style-name="P5">* Al modificar un paciente este deberá aparecer en la búsqueda con sus datos modificados.</text:p>
      <text:p text:style-name="P6"/>
      <text:p text:style-name="P6"/>
      <text:p text:style-name="P6"/>
      <text:p text:style-name="P6"/>
      <text:p text:style-name="P4"><text:soft-page-break/><text:span text:style-name="Fuente_20_de_20_párrafo_20_predeter."><text:span text:style-name="T2">5</text:span></text:span><text:span text:style-name="Fuente_20_de_20_párrafo_20_predeter."><text:span text:style-name="T2">-</text:span></text:span><text:span text:style-name="Fuente_20_de_20_párrafo_20_predeter."><text:span text:style-name="T2">BORRAR</text:span></text:span>: Como usuario, necesito poder borrar antiguos pacientes.</text:p>
      <text:p text:style-name="P4"/>
      <text:p text:style-name="P4">Id: 5-Borrar.</text:p>
      <text:p text:style-name="P4">Prioridad: 2</text:p>
      <text:p text:style-name="P4">Dependiente de: <text:span text:style-name="Fuente_20_de_20_párrafo_20_predeter."><text:span text:style-name="T3">1-Buscar, 3-Insertar.</text:span></text:span></text:p>
      <text:p text:style-name="P4"/>
      <text:p text:style-name="P4">* Al borrar un paciente, deberá comprobar la existencia de éste, en caso contrario no borrará nada, mostrando un mensaje de error.</text:p>
      <text:p text:style-name="P4">* Mensaje de confirmación al intentar borrar un paciente, evitando accidentes.</text:p>
      <text:p text:style-name="P4">* Al borrar un paciente este debe desaparecer de la búsqueda.</text:p>
      <text:p text:style-name="P4"/>
      <text:p text:style-name="P4"/>
      <text:p text:style-name="P4"><text:span text:style-name="Fuente_20_de_20_párrafo_20_predeter."><text:span text:style-name="T2">6-</text:span></text:span><text:span text:style-name="Fuente_20_de_20_párrafo_20_predeter."><text:span text:style-name="T2">IMPRIMIR</text:span></text:span>: Como usuario, busco poder imprimir mi agenda de contactos con la mejor presentación posible, en formato de texto plano o HTML.</text:p>
      <text:p text:style-name="P4"/>
      <text:p text:style-name="P4">Id: 6-Imprimir.</text:p>
      <text:p text:style-name="P4">Prioridad: 5</text:p>
      <text:p text:style-name="P4">Dependiente de: 3-Insertar, 4-Modificar, 5-Borrar</text:p>
      <text:p text:style-name="P4"/>
      <text:p text:style-name="P4">* Al imprimir la lista de pacientes deben aparecer solo los actuales, ninguno de los borrados. Además aparecerán con sus datos actuales, estén modificados o no.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CASOS DE USO</text:p>
      <text:p text:style-name="P2"/>
      <text:p text:style-name="P4"><text:span text:style-name="Fuente_20_de_20_párrafo_20_predeter."><text:span text:style-name="T2">Id:</text:span></text:span><text:span text:style-name="Fuente_20_de_20_párrafo_20_predeter."><text:span text:style-name="T2"> </text:span></text:span><text:span text:style-name="Fuente_20_de_20_párrafo_20_predeter."><text:span text:style-name="T3">1-Buscar.</text:span></text:span></text:p>
      <text:p text:style-name="P4"><text:span text:style-name="Fuente_20_de_20_párrafo_20_predeter."><text:span text:style-name="T2">Dependencia:</text:span></text:span> 3-Insertar, 4-Modificar, 5-Borrar</text:p>
      <text:p text:style-name="P4"><text:span text:style-name="Fuente_20_de_20_párrafo_20_predeter."><text:span text:style-name="T2">Prioridad:</text:span></text:span><text:span text:style-name="Fuente_20_de_20_párrafo_20_predeter."><text:span text:style-name="T2"> </text:span></text:span><text:span text:style-name="Fuente_20_de_20_párrafo_20_predeter."><text:span text:style-name="T3">3</text:span></text:span></text:p>
      <text:p text:style-name="P4"><text:span text:style-name="Fuente_20_de_20_párrafo_20_predeter."><text:span text:style-name="T2">Caso de uso:</text:span></text:span> búsqueda de un paciente.</text:p>
      <text:p text:style-name="P4"><text:span text:style-name="Fuente_20_de_20_párrafo_20_predeter."><text:span text:style-name="T2">Actor principal: </text:span></text:span>cliente.</text:p>
      <text:p text:style-name="P4"><text:span text:style-name="Fuente_20_de_20_párrafo_20_predeter."><text:span text:style-name="T2">Actores de soporte: </text:span></text:span>ninguno.</text:p>
      <text:p text:style-name="P4"><text:span text:style-name="Fuente_20_de_20_párrafo_20_predeter."><text:span text:style-name="T2">Nivel: </text:span></text:span>usuario.</text:p>
      <text:p text:style-name="P4"><text:span text:style-name="Fuente_20_de_20_párrafo_20_predeter."><text:span text:style-name="T2">Ámbito: </text:span></text:span>ordenador local.</text:p>
      <text:p text:style-name="P6">Escenario principal de éxito:</text:p>
      <text:list xml:id="list3374832611799937938" text:style-name="L1">
        <text:list-item>
          <text:p text:style-name="P10">El cliente introducirá el comando de búsqueda.</text:p>
        </text:list-item>
        <text:list-item>
          <text:p text:style-name="P10">El cliente introducirá el nombre del paciente existente.</text:p>
        </text:list-item>
        <text:list-item>
          <text:p text:style-name="P10">El sistema devolverá por pantalla los datos y toda la información del paciente.</text:p>
        </text:list-item>
      </text:list>
      <text:p text:style-name="P6">Escenarios alternativos:</text:p>
      <text:p text:style-name="P7">2a. <text:span text:style-name="T7"><text:s/></text:span><text:span text:style-name="Fuente_20_de_20_párrafo_20_predeter."><text:span text:style-name="T7">El cliente introduce el nombre de un paciente inexistente.</text:span></text:span></text:p>
      <text:p text:style-name="P8">3a. <text:s/>El sistema devuelve un mensaje de error, informando de que el cliente no existe, volvemos a 2.</text:p>
      <text:p text:style-name="P4"/>
      <text:p text:style-name="P4"><text:span text:style-name="Fuente_20_de_20_párrafo_20_predeter."><text:span text:style-name="T2">Id:</text:span></text:span><text:span text:style-name="Fuente_20_de_20_párrafo_20_predeter."><text:span text:style-name="T2"> </text:span></text:span><text:span text:style-name="Fuente_20_de_20_párrafo_20_predeter."><text:span text:style-name="T3">2-Ordenar.</text:span></text:span></text:p>
      <text:p text:style-name="P4"><text:span text:style-name="Fuente_20_de_20_párrafo_20_predeter."><text:span text:style-name="T2">Dependencia:</text:span></text:span> 3-Insertar.</text:p>
      <text:p text:style-name="P4"><text:span text:style-name="Fuente_20_de_20_párrafo_20_predeter."><text:span text:style-name="T2">Prioridad:</text:span></text:span><text:span text:style-name="Fuente_20_de_20_párrafo_20_predeter."><text:span text:style-name="T2"> </text:span></text:span><text:span text:style-name="Fuente_20_de_20_párrafo_20_predeter."><text:span text:style-name="T3">2</text:span></text:span></text:p>
      <text:p text:style-name="P4"><text:span text:style-name="Fuente_20_de_20_párrafo_20_predeter."><text:span text:style-name="T2">Caso de uso:</text:span></text:span> Ordenación de los pacientes.</text:p>
      <text:p text:style-name="P4"><text:span text:style-name="Fuente_20_de_20_párrafo_20_predeter."><text:span text:style-name="T2">Actor principal: </text:span></text:span>cliente.</text:p>
      <text:p text:style-name="P4"><text:span text:style-name="Fuente_20_de_20_párrafo_20_predeter."><text:span text:style-name="T2">Actores de soporte: </text:span></text:span>ninguno.</text:p>
      <text:p text:style-name="P4"><text:span text:style-name="Fuente_20_de_20_párrafo_20_predeter."><text:span text:style-name="T2">Nivel: </text:span></text:span>usuario.</text:p>
      <text:p text:style-name="P4"><text:span text:style-name="Fuente_20_de_20_párrafo_20_predeter."><text:span text:style-name="T2">Ámbito: </text:span></text:span>ordenador local.</text:p>
      <text:p text:style-name="P6">Escenario principal de éxito:</text:p>
      <text:list xml:id="list3186207415182001009" text:style-name="L2">
        <text:list-item>
          <text:p text:style-name="P11">El cliente introducirá el comando de ordenación de A a Z.</text:p>
        </text:list-item>
        <text:list-item>
          <text:p text:style-name="P11">El sistema devolverá por pantalla la lista de pacientes ordenada de A a Z.</text:p>
        </text:list-item>
        <text:list-item>
          <text:p text:style-name="P11">El fichero se guardará ordenado.</text:p>
        </text:list-item>
      </text:list>
      <text:p text:style-name="P6">Escenarios alternativos:</text:p>
      <text:p text:style-name="P8">1a. <text:s/>El cliente introducirá el comando de ordenación de Z a A.</text:p>
      <text:p text:style-name="P8">2a. <text:s/>El sistema devolverá por pantalla la lista de pacientes ordenada de Z a A.</text:p>
      <text:p text:style-name="P8">3a. El fichero se guardará ordenado.</text:p>
      <text:p text:style-name="P4"/>
      <text:p text:style-name="P4"><text:span text:style-name="Fuente_20_de_20_párrafo_20_predeter."><text:span text:style-name="T2">Id:</text:span></text:span><text:span text:style-name="Fuente_20_de_20_párrafo_20_predeter."><text:span text:style-name="T2"> </text:span></text:span>3-Insertar.</text:p>
      <text:p text:style-name="P4"><text:span text:style-name="Fuente_20_de_20_párrafo_20_predeter."><text:span text:style-name="T2">Dependencia</text:span></text:span><text:span text:style-name="Fuente_20_de_20_párrafo_20_predeter."><text:span text:style-name="T2">: </text:span></text:span>1-Buscar.</text:p>
      <text:p text:style-name="P4"><text:span text:style-name="Fuente_20_de_20_párrafo_20_predeter."><text:span text:style-name="T2">Prioridad:</text:span></text:span><text:span text:style-name="Fuente_20_de_20_párrafo_20_predeter."><text:span text:style-name="T2"> </text:span></text:span><text:span text:style-name="Fuente_20_de_20_párrafo_20_predeter."><text:span text:style-name="T3">1</text:span></text:span></text:p>
      <text:p text:style-name="P4"><text:span text:style-name="Fuente_20_de_20_párrafo_20_predeter."><text:span text:style-name="T2">Caso de uso:</text:span></text:span> Inserción de paciente.</text:p>
      <text:p text:style-name="P4"><text:span text:style-name="Fuente_20_de_20_párrafo_20_predeter."><text:span text:style-name="T2">Actor principal: </text:span></text:span>cliente.</text:p>
      <text:p text:style-name="P4"><text:span text:style-name="Fuente_20_de_20_párrafo_20_predeter."><text:span text:style-name="T2">Actores de soporte: </text:span></text:span>ninguno.</text:p>
      <text:p text:style-name="P4"><text:span text:style-name="Fuente_20_de_20_párrafo_20_predeter."><text:span text:style-name="T2">Nivel: </text:span></text:span>usuario.</text:p>
      <text:p text:style-name="P4"><text:span text:style-name="Fuente_20_de_20_párrafo_20_predeter."><text:span text:style-name="T2">Ámbito: </text:span></text:span>ordenador local.</text:p>
      <text:p text:style-name="P6">Escenario principal de éxito:</text:p>
      <text:list xml:id="list5154601153340372730" text:style-name="L3">
        <text:list-item>
          <text:p text:style-name="P12">El cliente introducirá el comando de inserción.</text:p>
        </text:list-item>
        <text:list-item>
          <text:p text:style-name="P12">El cliente introducirá los datos del paciente correctamente.</text:p>
        </text:list-item>
        <text:list-item>
          <text:p text:style-name="P12">El sistema guardará y ordenará el nuevo paciente.</text:p>
        </text:list-item>
      </text:list>
      <text:p text:style-name="P6">Escenarios alternativos:</text:p>
      <text:p text:style-name="P8">2a. El cliente introducirá los datos del paciente incorrectamente. El sistema devolverá por pantalla un aviso de error.</text:p>
      <text:p text:style-name="P8"/>
      <text:p text:style-name="P4"><text:soft-page-break/></text:p>
      <text:p text:style-name="P4"><text:span text:style-name="Fuente_20_de_20_párrafo_20_predeter."><text:span text:style-name="T2">Id:</text:span></text:span><text:span text:style-name="Fuente_20_de_20_párrafo_20_predeter."><text:span text:style-name="T2"> </text:span></text:span>4-Modificar</text:p>
      <text:p text:style-name="P4"><text:span text:style-name="Fuente_20_de_20_párrafo_20_predeter."><text:span text:style-name="T2">Dependencia</text:span></text:span><text:span text:style-name="Fuente_20_de_20_párrafo_20_predeter."><text:span text:style-name="T2">: </text:span></text:span><text:span text:style-name="Fuente_20_de_20_párrafo_20_predeter."><text:span text:style-name="T3">1-Buscar, 3-Insertar.</text:span></text:span></text:p>
      <text:p text:style-name="P4"><text:span text:style-name="Fuente_20_de_20_párrafo_20_predeter."><text:span text:style-name="T2">Prioridad:</text:span></text:span><text:span text:style-name="Fuente_20_de_20_párrafo_20_predeter."><text:span text:style-name="T2"> </text:span></text:span><text:span text:style-name="Fuente_20_de_20_párrafo_20_predeter."><text:span text:style-name="T3">2</text:span></text:span></text:p>
      <text:p text:style-name="P4"><text:span text:style-name="Fuente_20_de_20_párrafo_20_predeter."><text:span text:style-name="T2">Caso de uso:</text:span></text:span> Modificación de paciente.</text:p>
      <text:p text:style-name="P4"><text:span text:style-name="Fuente_20_de_20_párrafo_20_predeter."><text:span text:style-name="T2">Actor principal: </text:span></text:span>cliente.</text:p>
      <text:p text:style-name="P4"><text:span text:style-name="Fuente_20_de_20_párrafo_20_predeter."><text:span text:style-name="T2">Actores de soporte: </text:span></text:span>ninguno.</text:p>
      <text:p text:style-name="P4"><text:span text:style-name="Fuente_20_de_20_párrafo_20_predeter."><text:span text:style-name="T2">Nivel: </text:span></text:span>usuario.</text:p>
      <text:p text:style-name="P4"><text:span text:style-name="Fuente_20_de_20_párrafo_20_predeter."><text:span text:style-name="T2">Ámbito: </text:span></text:span>ordenador local.</text:p>
      <text:p text:style-name="P6">Escenario principal de éxito:</text:p>
      <text:list xml:id="list4581394704436265585" text:style-name="L4">
        <text:list-item>
          <text:p text:style-name="P13">El cliente introducirá el comando de modificación.</text:p>
        </text:list-item>
        <text:list-item>
          <text:p text:style-name="P13">El cliente busca, usando los 2 primeros pasos de uso de búsqueda, encargado de gestionar que no exista.</text:p>
        </text:list-item>
        <text:list-item>
          <text:p text:style-name="P13">El cliente introducirá los nuevos datos del paciente correctamente.</text:p>
        </text:list-item>
        <text:list-item>
          <text:p text:style-name="P13">El sistema guardará y ordenará el paciente modificado.</text:p>
        </text:list-item>
      </text:list>
      <text:p text:style-name="P6">Escenarios alternativos:</text:p>
      <text:p text:style-name="P8">3a. El cliente introducirá los nuevos datos del paciente incorrectamente. El sistema devolverá por pantalla un aviso de error.</text:p>
      <text:p text:style-name="P4"/>
      <text:p text:style-name="P4"><text:span text:style-name="Fuente_20_de_20_párrafo_20_predeter."><text:span text:style-name="T2">Id:</text:span></text:span><text:span text:style-name="Fuente_20_de_20_párrafo_20_predeter."><text:span text:style-name="T2"> </text:span></text:span>5-Borrar.</text:p>
      <text:p text:style-name="P4"><text:span text:style-name="Fuente_20_de_20_párrafo_20_predeter."><text:span text:style-name="T2">Dependencia</text:span></text:span><text:span text:style-name="Fuente_20_de_20_párrafo_20_predeter."><text:span text:style-name="T2">: </text:span></text:span><text:span text:style-name="Fuente_20_de_20_párrafo_20_predeter."><text:span text:style-name="T3">1-Buscar, 3-Insertar.</text:span></text:span></text:p>
      <text:p text:style-name="P4"><text:span text:style-name="Fuente_20_de_20_párrafo_20_predeter."><text:span text:style-name="T2">Prioridad:</text:span></text:span><text:span text:style-name="Fuente_20_de_20_párrafo_20_predeter."><text:span text:style-name="T2"> </text:span></text:span><text:span text:style-name="Fuente_20_de_20_párrafo_20_predeter."><text:span text:style-name="T3">2</text:span></text:span></text:p>
      <text:p text:style-name="P4"><text:span text:style-name="Fuente_20_de_20_párrafo_20_predeter."><text:span text:style-name="T2">Caso de uso:</text:span></text:span> Borrado de paciente.</text:p>
      <text:p text:style-name="P4"><text:span text:style-name="Fuente_20_de_20_párrafo_20_predeter."><text:span text:style-name="T2">Actor principal: </text:span></text:span>cliente.</text:p>
      <text:p text:style-name="P4"><text:span text:style-name="Fuente_20_de_20_párrafo_20_predeter."><text:span text:style-name="T2">Actores de soporte: </text:span></text:span>ninguno.</text:p>
      <text:p text:style-name="P4"><text:span text:style-name="Fuente_20_de_20_párrafo_20_predeter."><text:span text:style-name="T2">Nivel: </text:span></text:span>usuario.</text:p>
      <text:p text:style-name="P4"><text:span text:style-name="Fuente_20_de_20_párrafo_20_predeter."><text:span text:style-name="T2">Ámbito: </text:span></text:span>ordenador local.</text:p>
      <text:p text:style-name="P6">Escenario principal de éxito:</text:p>
      <text:list xml:id="list8449537230814431289" text:style-name="L5">
        <text:list-item>
          <text:p text:style-name="P14">El cliente introducirá el comando de borrado.</text:p>
        </text:list-item>
        <text:list-item>
          <text:p text:style-name="P14">El cliente introducirá el nombre paciente a borrar correctamente.</text:p>
        </text:list-item>
        <text:list-item>
          <text:p text:style-name="P14">El sistema guardará y ordenará la agenda sin el paciente borrado.</text:p>
        </text:list-item>
      </text:list>
      <text:p text:style-name="P6">Escenarios alternativos:</text:p>
      <text:p text:style-name="P8">2a. El cliente introducirá el nombre del paciente a borrar incorrectamente.</text:p>
      <text:p text:style-name="P8">2b. No existe el paciente.</text:p>
      <text:p text:style-name="P8">3a y 3b. El sistema devolverá por pantalla un aviso de error.</text:p>
      <text:p text:style-name="P8"/>
      <text:p text:style-name="P4"><text:span text:style-name="Fuente_20_de_20_párrafo_20_predeter."><text:span text:style-name="T2">Id:</text:span></text:span><text:span text:style-name="Fuente_20_de_20_párrafo_20_predeter."><text:span text:style-name="T2"> </text:span></text:span>6-Imprimir</text:p>
      <text:p text:style-name="P4"><text:span text:style-name="Fuente_20_de_20_párrafo_20_predeter."><text:span text:style-name="T2">Dependencia</text:span></text:span><text:span text:style-name="Fuente_20_de_20_párrafo_20_predeter."><text:span text:style-name="T2">: </text:span></text:span>3-Insertar, 4-Modificar, 5-Borrar</text:p>
      <text:p text:style-name="P4"><text:span text:style-name="Fuente_20_de_20_párrafo_20_predeter."><text:span text:style-name="T2">Prioridad: </text:span></text:span><text:span text:style-name="Fuente_20_de_20_párrafo_20_predeter."><text:span text:style-name="T6">5</text:span></text:span></text:p>
      <text:p text:style-name="P4"><text:span text:style-name="Fuente_20_de_20_párrafo_20_predeter."><text:span text:style-name="T2">C</text:span></text:span><text:span text:style-name="Fuente_20_de_20_párrafo_20_predeter."><text:span text:style-name="T2">aso de uso: </text:span></text:span>Impresión de la agenda.</text:p>
      <text:p text:style-name="P4"><text:span text:style-name="Fuente_20_de_20_párrafo_20_predeter."><text:span text:style-name="T2">Actor principal: </text:span></text:span>cliente.</text:p>
      <text:p text:style-name="P4"><text:span text:style-name="Fuente_20_de_20_párrafo_20_predeter."><text:span text:style-name="T2">Actores de soporte: </text:span></text:span>ninguno.</text:p>
      <text:p text:style-name="P4"><text:span text:style-name="Fuente_20_de_20_párrafo_20_predeter."><text:span text:style-name="T2">Nivel: </text:span></text:span>usuario.</text:p>
      <text:p text:style-name="P4"><text:span text:style-name="Fuente_20_de_20_párrafo_20_predeter."><text:span text:style-name="T2">Ámbito: </text:span></text:span>ordenador local e impresora.</text:p>
      <text:p text:style-name="P6">Escenario principal de éxito:</text:p>
      <text:list xml:id="list3380631374104366345" text:style-name="L6">
        <text:list-item>
          <text:p text:style-name="P15">El cliente introducirá el comando de impresión.</text:p>
        </text:list-item>
        <text:list-item>
          <text:p text:style-name="P15">El cliente elegirá el formato de texto plano.</text:p>
        </text:list-item>
        <text:list-item>
          <text:p text:style-name="P15">El sistema mandará la orden a la impresora.</text:p>
        </text:list-item>
      </text:list>
      <text:p text:style-name="P6">Escenarios alternativos:</text:p>
      <text:p text:style-name="P8">2a. <text:s/>El cliente elegirá el formato de HTML.</text:p>
      <text:p text:style-name="P8">3a. <text:s/>El sistema mandará la orden a la impres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_5f_CharLFO1LVL1" style:display-name="WW_CharLFO1LVL1" style:family="text">
      <style:text-properties fo:font-weight="normal" style:font-weight-asian="normal" style:font-weight-complex="normal"/>
    </style:style>
    <style:style style:name="WW_5f_CharLFO2LVL1" style:display-name="WW_CharLFO2LVL1" style:family="text">
      <style:text-properties fo:font-weight="normal" style:font-weight-asian="normal" style:font-weight-complex="normal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fo:font-weight="normal" style:font-weight-asian="normal" style:font-weight-complex="normal"/>
    </style:style>
    <style:style style:name="WW_5f_CharLFO5LVL1" style:display-name="WW_CharLFO5LVL1" style:family="text">
      <style:text-properties fo:font-weight="normal" style:font-weight-asian="normal" style:font-weight-complex="normal"/>
    </style:style>
    <style:style style:name="WW_5f_CharLFO6LVL1" style:display-name="WW_CharLFO6LVL1" style:family="text">
      <style:text-properties fo:font-weight="normal" style:font-weight-asian="normal" style:font-weight-complex="normal"/>
    </style:style>
    <style:style style:name="WW_5f_CharLFO7LVL1" style:display-name="WW_CharLFO7LVL1" style:family="text">
      <style:text-properties style:font-name="Symbol" style:font-name-asian="SimSun" style:font-name-complex="Manga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style:font-name-asian="SimSun" style:font-name-complex="Manga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 style:text-underline-style="solid" style:text-underline-width="auto" style:text-underline-color="font-color" style:text-underline-mode="continuous" style:text-overline-mode="continuous" style:text-line-through-mode="continuous" style:font-name-asian="SimSun" style:font-name-complex="Manga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 style:font-name-asian="SimSun" style:font-name-complex="Manga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Jota</meta:initial-creator>
    <meta:creation-date>2014-11-11T18:39:00Z</meta:creation-date>
    <dc:date>2014-11-17T22:14:30.48</dc:date>
    <meta:editing-cycles>7</meta:editing-cycles>
    <meta:editing-duration>PT3H3M44S</meta:editing-duration>
    <meta:document-statistic meta:table-count="0" meta:image-count="0" meta:object-count="0" meta:page-count="4" meta:paragraph-count="132" meta:word-count="937" meta:character-count="5956"/>
    <meta:template xlink:type="simple" xlink:actuate="onRequest" xlink:title="" xlink:href="Normal"/>
  </office:meta>
</office:document-meta>
</file>